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1.5in" fo:margin-left="0in" table:align="left"/>
    </style:style>
    <style:style style:name="Tabela1.A" style:family="table-column">
      <style:table-column-properties style:column-width="1.5in"/>
    </style:style>
    <style:style style:name="Tabela1.B" style:family="table-column">
      <style:table-column-properties style:column-width="1.3125in"/>
    </style:style>
    <style:style style:name="Tabela1.C" style:family="table-column">
      <style:table-column-properties style:column-width="8.6875in"/>
    </style:style>
    <style:style style:name="Tabela1.A1" style:family="table-cell">
      <style:table-cell-properties fo:padding="0.0382in" fo:border="0.5pt solid #000000" style:writing-mode="page"/>
    </style:style>
    <style:style style:name="Tabela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5" style:family="table">
      <style:table-properties style:width="11.5in" fo:margin-left="0in" table:align="left"/>
    </style:style>
    <style:style style:name="Tabela5.A" style:family="table-column">
      <style:table-column-properties style:column-width="1.7479in"/>
    </style:style>
    <style:style style:name="Tabela5.B" style:family="table-column">
      <style:table-column-properties style:column-width="1.1896in"/>
    </style:style>
    <style:style style:name="Tabela5.C" style:family="table-column">
      <style:table-column-properties style:column-width="8.5625in"/>
    </style:style>
    <style:style style:name="Tabela5.A1" style:family="table-cell">
      <style:table-cell-properties fo:padding="0.0382in" fo:border="0.5pt solid #000000" style:writing-mode="page"/>
    </style:style>
    <style:style style:name="Tabela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1.5in" fo:margin-left="0in" fo:break-before="page" table:align="left"/>
    </style:style>
    <style:style style:name="Tabela2.A" style:family="table-column">
      <style:table-column-properties style:column-width="1.8125in"/>
    </style:style>
    <style:style style:name="Tabela2.B" style:family="table-column">
      <style:table-column-properties style:column-width="1.3125in"/>
    </style:style>
    <style:style style:name="Tabela2.C" style:family="table-column">
      <style:table-column-properties style:column-width="8.375in"/>
    </style:style>
    <style:style style:name="Tabela2.A1" style:family="table-cell">
      <style:table-cell-properties fo:padding="0.0382in" fo:border="0.5pt solid #000000" style:writing-mode="page"/>
    </style:style>
    <style:style style:name="Tabela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ela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ela2.17" style:family="table-row">
      <style:table-row-properties style:min-row-height="0.1708in"/>
    </style:style>
    <style:style style:name="P1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P2" style:family="paragraph" style:parent-style-name="Standard">
      <style:text-properties officeooo:paragraph-rsid="0013a8a0"/>
    </style:style>
    <style:style style:name="P3" style:family="paragraph" style:parent-style-name="Table_20_Contents">
      <style:text-properties officeooo:rsid="000b661c" officeooo:paragraph-rsid="000b661c"/>
    </style:style>
    <style:style style:name="P4" style:family="paragraph" style:parent-style-name="Table_20_Contents">
      <style:text-properties officeooo:rsid="000b661c" officeooo:paragraph-rsid="0013a8a0"/>
    </style:style>
    <style:style style:name="P5" style:family="paragraph" style:parent-style-name="Table_20_Contents">
      <style:text-properties officeooo:rsid="000cb48f" officeooo:paragraph-rsid="000cb48f"/>
    </style:style>
    <style:style style:name="P6" style:family="paragraph" style:parent-style-name="Table_20_Contents">
      <style:text-properties officeooo:rsid="000cb48f" officeooo:paragraph-rsid="004f26f9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9c77d" officeooo:paragraph-rsid="0009c77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9c77d" officeooo:paragraph-rsid="0013a8a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c77d" officeooo:paragraph-rsid="004f26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661c" officeooo:paragraph-rsid="000b661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661c" officeooo:paragraph-rsid="0013a8a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b661c" officeooo:paragraph-rsid="004f26f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32a71" officeooo:paragraph-rsid="00132a7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32a71" officeooo:paragraph-rsid="0013a8a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2a71" officeooo:paragraph-rsid="004f26f9" style:font-weight-asian="bold" style:font-weight-complex="bold"/>
    </style:style>
    <style:style style:name="P16" style:family="paragraph" style:parent-style-name="Table_20_Contents">
      <style:text-properties officeooo:rsid="00107d37" officeooo:paragraph-rsid="00107d37"/>
    </style:style>
    <style:style style:name="P17" style:family="paragraph" style:parent-style-name="Table_20_Contents">
      <style:text-properties officeooo:rsid="00107d37" officeooo:paragraph-rsid="00114a13"/>
    </style:style>
    <style:style style:name="P18" style:family="paragraph" style:parent-style-name="Table_20_Contents">
      <style:text-properties officeooo:rsid="00114a13" officeooo:paragraph-rsid="00114a13"/>
    </style:style>
    <style:style style:name="P19" style:family="paragraph" style:parent-style-name="Table_20_Contents">
      <style:paragraph-properties fo:text-align="start" style:justify-single-word="false"/>
      <style:text-properties officeooo:rsid="00114a13" officeooo:paragraph-rsid="00114a13"/>
    </style:style>
    <style:style style:name="P20" style:family="paragraph" style:parent-style-name="Table_20_Contents">
      <style:text-properties officeooo:rsid="0013a8a0" officeooo:paragraph-rsid="0013a8a0"/>
    </style:style>
    <style:style style:name="P21" style:family="paragraph" style:parent-style-name="Table_20_Contents">
      <style:text-properties officeooo:rsid="00140279" officeooo:paragraph-rsid="00140279"/>
    </style:style>
    <style:style style:name="P22" style:family="paragraph" style:parent-style-name="Table_20_Contents">
      <style:text-properties officeooo:rsid="001783fe" officeooo:paragraph-rsid="001783fe"/>
    </style:style>
    <style:style style:name="P23" style:family="paragraph" style:parent-style-name="Table_20_Contents">
      <style:text-properties officeooo:rsid="00183076" officeooo:paragraph-rsid="00183076"/>
    </style:style>
    <style:style style:name="P24" style:family="paragraph" style:parent-style-name="Table_20_Contents">
      <style:text-properties officeooo:rsid="001a1e4b" officeooo:paragraph-rsid="001a1e4b"/>
    </style:style>
    <style:style style:name="P25" style:family="paragraph" style:parent-style-name="Table_20_Contents">
      <style:text-properties officeooo:rsid="001a1e4b" officeooo:paragraph-rsid="004f26f9"/>
    </style:style>
    <style:style style:name="P26" style:family="paragraph" style:parent-style-name="Table_20_Contents">
      <style:text-properties officeooo:rsid="001a1e4b" officeooo:paragraph-rsid="005d32f2"/>
    </style:style>
    <style:style style:name="P27" style:family="paragraph" style:parent-style-name="Table_20_Contents">
      <style:text-properties officeooo:rsid="001a31a4" officeooo:paragraph-rsid="001a31a4"/>
    </style:style>
    <style:style style:name="P28" style:family="paragraph" style:parent-style-name="Table_20_Contents">
      <style:text-properties officeooo:rsid="002a4132" officeooo:paragraph-rsid="002a4132"/>
    </style:style>
    <style:style style:name="P29" style:family="paragraph" style:parent-style-name="Table_20_Contents">
      <style:text-properties officeooo:rsid="001e441a" officeooo:paragraph-rsid="004f26f9"/>
    </style:style>
    <style:style style:name="P30" style:family="paragraph" style:parent-style-name="Table_20_Contents">
      <style:text-properties officeooo:rsid="002b0c9d" officeooo:paragraph-rsid="004f26f9"/>
    </style:style>
    <style:style style:name="P31" style:family="paragraph" style:parent-style-name="Table_20_Contents">
      <style:text-properties officeooo:rsid="0018af27" officeooo:paragraph-rsid="004f26f9"/>
    </style:style>
    <style:style style:name="P32" style:family="paragraph" style:parent-style-name="Table_20_Contents">
      <style:text-properties officeooo:rsid="00223891" officeooo:paragraph-rsid="004f26f9"/>
    </style:style>
    <style:style style:name="P33" style:family="paragraph" style:parent-style-name="Table_20_Contents">
      <style:text-properties officeooo:rsid="002292de" officeooo:paragraph-rsid="004f26f9"/>
    </style:style>
    <style:style style:name="P34" style:family="paragraph" style:parent-style-name="Table_20_Contents">
      <style:text-properties officeooo:rsid="0023d256" officeooo:paragraph-rsid="004f26f9"/>
    </style:style>
    <style:style style:name="P35" style:family="paragraph" style:parent-style-name="Table_20_Contents">
      <style:text-properties officeooo:rsid="0054a052" officeooo:paragraph-rsid="0054a052"/>
    </style:style>
    <style:style style:name="P36" style:family="paragraph" style:parent-style-name="Table_20_Contents">
      <style:text-properties officeooo:rsid="000e685b" officeooo:paragraph-rsid="0054a052"/>
    </style:style>
    <style:style style:name="P37" style:family="paragraph" style:parent-style-name="Table_20_Contents">
      <style:text-properties officeooo:rsid="0058c731" officeooo:paragraph-rsid="0058c731"/>
    </style:style>
    <style:style style:name="P38" style:family="paragraph" style:parent-style-name="Table_20_Contents">
      <style:text-properties officeooo:rsid="005abf93" officeooo:paragraph-rsid="005abf93"/>
    </style:style>
    <style:style style:name="P39" style:family="paragraph" style:parent-style-name="Table_20_Contents">
      <style:text-properties officeooo:rsid="005b36f6" officeooo:paragraph-rsid="005b36f6"/>
    </style:style>
    <style:style style:name="P40" style:family="paragraph" style:parent-style-name="Table_20_Contents">
      <style:text-properties officeooo:rsid="005d32f2" officeooo:paragraph-rsid="005d32f2"/>
    </style:style>
    <style:style style:name="P41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officeooo:paragraph-rsid="002b0c9d"/>
    </style:style>
    <style:style style:name="P42" style:family="paragraph" style:parent-style-name="Text_20_body" style:master-page-name="">
      <style:paragraph-properties style:page-number="auto" fo:break-before="auto" fo:break-after="auto"/>
    </style:style>
    <style:style style:name="P43" style:family="paragraph" style:parent-style-name="Table_20_Contents">
      <style:text-properties officeooo:rsid="005fcbff" officeooo:paragraph-rsid="005fcbff"/>
    </style:style>
    <style:style style:name="P44" style:family="paragraph" style:parent-style-name="Table_20_Contents">
      <style:text-properties officeooo:rsid="000cb48f" officeooo:paragraph-rsid="005fcbff"/>
    </style:style>
    <style:style style:name="P45" style:family="paragraph" style:parent-style-name="Table_20_Contents">
      <style:text-properties officeooo:rsid="000cb48f" officeooo:paragraph-rsid="006059ac"/>
    </style:style>
    <style:style style:name="P46" style:family="paragraph" style:parent-style-name="Table_20_Contents">
      <style:text-properties officeooo:rsid="006059ac" officeooo:paragraph-rsid="006059ac"/>
    </style:style>
    <style:style style:name="P47" style:family="paragraph" style:parent-style-name="Standard">
      <style:paragraph-properties fo:text-align="justify" style:justify-single-word="false"/>
      <style:text-properties officeooo:rsid="00363415" officeooo:paragraph-rsid="004abeb9"/>
    </style:style>
    <style:style style:name="P48" style:family="paragraph" style:parent-style-name="Standard">
      <style:paragraph-properties fo:text-align="justify" style:justify-single-word="false"/>
      <style:text-properties officeooo:rsid="00363415" officeooo:paragraph-rsid="00363415"/>
    </style:style>
    <style:style style:name="T1" style:family="text">
      <style:text-properties officeooo:rsid="000ebe48"/>
    </style:style>
    <style:style style:name="T2" style:family="text">
      <style:text-properties officeooo:rsid="00107d37"/>
    </style:style>
    <style:style style:name="T3" style:family="text">
      <style:text-properties officeooo:rsid="0012116e"/>
    </style:style>
    <style:style style:name="T4" style:family="text">
      <style:text-properties officeooo:rsid="0013a8a0"/>
    </style:style>
    <style:style style:name="T5" style:family="text">
      <style:text-properties officeooo:rsid="0013b204"/>
    </style:style>
    <style:style style:name="T6" style:family="text">
      <style:text-properties officeooo:rsid="0015290b"/>
    </style:style>
    <style:style style:name="T7" style:family="text">
      <style:text-properties officeooo:rsid="00183076"/>
    </style:style>
    <style:style style:name="T8" style:family="text">
      <style:text-properties officeooo:rsid="001a1e4b"/>
    </style:style>
    <style:style style:name="T9" style:family="text">
      <style:text-properties officeooo:rsid="001bba1c"/>
    </style:style>
    <style:style style:name="T10" style:family="text">
      <style:text-properties officeooo:rsid="001da587"/>
    </style:style>
    <style:style style:name="T11" style:family="text">
      <style:text-properties officeooo:rsid="001e441a"/>
    </style:style>
    <style:style style:name="T12" style:family="text">
      <style:text-properties officeooo:rsid="0023d256"/>
    </style:style>
    <style:style style:name="T13" style:family="text">
      <style:text-properties officeooo:rsid="00242da8"/>
    </style:style>
    <style:style style:name="T14" style:family="text">
      <style:text-properties officeooo:rsid="002c130a"/>
    </style:style>
    <style:style style:name="T15" style:family="text">
      <style:text-properties officeooo:rsid="002e0a4f"/>
    </style:style>
    <style:style style:name="T16" style:family="text">
      <style:text-properties officeooo:rsid="002eb8a5"/>
    </style:style>
    <style:style style:name="T17" style:family="text">
      <style:text-properties officeooo:rsid="00314b3c"/>
    </style:style>
    <style:style style:name="T18" style:family="text">
      <style:text-properties officeooo:rsid="0032bfa6"/>
    </style:style>
    <style:style style:name="T19" style:family="text">
      <style:text-properties officeooo:rsid="0034387e"/>
    </style:style>
    <style:style style:name="T20" style:family="text">
      <style:text-properties officeooo:rsid="003764c8"/>
    </style:style>
    <style:style style:name="T21" style:family="text">
      <style:text-properties officeooo:rsid="00392a38"/>
    </style:style>
    <style:style style:name="T22" style:family="text">
      <style:text-properties officeooo:rsid="00397fea"/>
    </style:style>
    <style:style style:name="T23" style:family="text">
      <style:text-properties officeooo:rsid="003ab1dc"/>
    </style:style>
    <style:style style:name="T24" style:family="text">
      <style:text-properties officeooo:rsid="003b6eed"/>
    </style:style>
    <style:style style:name="T25" style:family="text">
      <style:text-properties officeooo:rsid="003c8ef4"/>
    </style:style>
    <style:style style:name="T26" style:family="text">
      <style:text-properties officeooo:rsid="004011d1"/>
    </style:style>
    <style:style style:name="T27" style:family="text">
      <style:text-properties officeooo:rsid="004cb4bf"/>
    </style:style>
    <style:style style:name="T28" style:family="text">
      <style:text-properties officeooo:rsid="004f26f9"/>
    </style:style>
    <style:style style:name="T29" style:family="text">
      <style:text-properties officeooo:rsid="00508a55"/>
    </style:style>
    <style:style style:name="T30" style:family="text">
      <style:text-properties officeooo:rsid="002b0c9d"/>
    </style:style>
    <style:style style:name="T31" style:family="text">
      <style:text-properties officeooo:rsid="0052de18"/>
    </style:style>
    <style:style style:name="T32" style:family="text">
      <style:text-properties officeooo:rsid="0054a052"/>
    </style:style>
    <style:style style:name="T33" style:family="text">
      <style:text-properties officeooo:rsid="0056e327"/>
    </style:style>
    <style:style style:name="T34" style:family="text">
      <style:text-properties officeooo:rsid="0058c731"/>
    </style:style>
    <style:style style:name="T35" style:family="text">
      <style:text-properties officeooo:rsid="005abf93"/>
    </style:style>
    <style:style style:name="T36" style:family="text">
      <style:text-properties officeooo:rsid="005d32f2"/>
    </style:style>
    <style:style style:name="T37" style:family="text">
      <style:text-properties officeooo:rsid="005d47e7"/>
    </style:style>
    <style:style style:name="T38" style:family="text">
      <style:text-properties officeooo:rsid="005e08b9"/>
    </style:style>
    <style:style style:name="T39" style:family="text">
      <style:text-properties officeooo:rsid="005fcbff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931813984464">
          <table:table-cell table:style-name="Tabela1.A1" table:number-columns-spanned="3" office:value-type="string">
            <text:p text:style-name="P13">Tabela 1: Bicicletas</text:p>
          </table:table-cell>
          <table:covered-table-cell/>
          <table:covered-table-cell/>
        </table:table-row>
        <table:table-row table:style-name="TableLine93931813757776">
          <table:table-cell table:style-name="Tabela1.A2" office:value-type="string">
            <text:p text:style-name="P7">Campos do banco de dados do servidor:</text:p>
          </table:table-cell>
          <table:table-cell table:style-name="Tabela1.A2" office:value-type="string">
            <text:p text:style-name="P10">Tipo de dado</text:p>
          </table:table-cell>
          <table:table-cell table:style-name="Tabela1.C2" office:value-type="string">
            <text:p text:style-name="P10">Explicações e comentários sobre o campo</text:p>
          </table:table-cell>
        </table:table-row>
        <table:table-row table:style-name="TableLine93931814159952">
          <table:table-cell table:style-name="Tabela1.A2" office:value-type="string">
            <text:p text:style-name="P20">Número da bicicleta</text:p>
          </table:table-cell>
          <table:table-cell table:style-name="Tabela1.A2" office:value-type="string">
            <text:p text:style-name="P5">Inteiro</text:p>
          </table:table-cell>
          <table:table-cell table:style-name="Tabela1.C2" office:value-type="string">
            <text:p text:style-name="P3">Identificador único da bicicleta</text:p>
          </table:table-cell>
        </table:table-row>
        <table:table-row table:style-name="TableLine93931814160592">
          <table:table-cell table:style-name="Tabela1.A2" office:value-type="string">
            <text:p text:style-name="P3">Situação</text:p>
          </table:table-cell>
          <table:table-cell table:style-name="Tabela1.A2" office:value-type="string">
            <text:p text:style-name="P35">Inteiro</text:p>
          </table:table-cell>
          <table:table-cell table:style-name="Tabela1.C2" office:value-type="string">
            <text:p text:style-name="P36"><text:span text:style-name="T32">M</text:span><text:span text:style-name="T2">ostra a situação biciclet</text:span><text:span text:style-name="T32">a: </text:span><text:span text:style-name="T2">p</text:span><text:span text:style-name="T1">ronta </text:span><text:span text:style-name="T28">p/</text:span> empréstimo<text:span text:style-name="T2">= 0</text:span>; <text:span text:style-name="T34">alugada</text:span><text:span text:style-name="T2">= 1</text:span><text:span text:style-name="T1">; estragada</text:span><text:span text:style-name="T2">= 2</text:span><text:span text:style-name="T1">; </text:span><text:span text:style-name="T28">em conserto</text:span><text:span text:style-name="T2">= 3</text:span><text:span text:style-name="T1">; não devolvida no prazo</text:span><text:span text:style-name="T2">= 4</text:span></text:p>
          </table:table-cell>
        </table:table-row>
        <table:table-row table:style-name="TableLine93931814161408">
          <table:table-cell table:style-name="Tabela1.A2" office:value-type="string">
            <text:p text:style-name="P16">Estação</text:p>
          </table:table-cell>
          <table:table-cell table:style-name="Tabela1.A2" office:value-type="string">
            <text:p text:style-name="P16">Inteiro</text:p>
          </table:table-cell>
          <table:table-cell table:style-name="Tabela1.C2" office:value-type="string">
            <text:p text:style-name="P16">Número da estação em que a bicicleta está</text:p>
          </table:table-cell>
        </table:table-row>
        <table:table-row table:style-name="TableLine93931814162384">
          <table:table-cell table:style-name="Tabela1.A2" office:value-type="string">
            <text:p text:style-name="P16">Destino</text:p>
          </table:table-cell>
          <table:table-cell table:style-name="Tabela1.A2" office:value-type="string">
            <text:p text:style-name="P16">Inteiro</text:p>
          </table:table-cell>
          <table:table-cell table:style-name="Tabela1.C2" office:value-type="string">
            <text:p text:style-name="P16">Número da estação em que a bicicleta <text:span text:style-name="T3">deve ser</text:span> entregue <text:span text:style-name="T5">(se </text:span><text:span text:style-name="T34">alugada</text:span><text:span text:style-name="T5">)</text:span></text:p>
          </table:table-cell>
        </table:table-row>
        <table:table-row table:style-name="TableLine93931814163312">
          <table:table-cell table:style-name="Tabela1.A2" office:value-type="string">
            <text:p text:style-name="P18"><text:span text:style-name="T34">Alugada</text:span> em</text:p>
          </table:table-cell>
          <table:table-cell table:style-name="Tabela1.A2" office:value-type="string">
            <text:p text:style-name="P37">Real <text:span text:style-name="T35">(data e hora)</text:span></text:p>
          </table:table-cell>
          <table:table-cell table:style-name="Tabela1.C2" office:value-type="string">
            <text:p text:style-name="P19">Hora em que a bicicleta foi retirada da estação <text:span text:style-name="T33">(ver </text:span><text:a xlink:type="simple" xlink:href="https://www.sqlitetutorial.net/sqlite-date" text:style-name="Internet_20_link" text:visited-style-name="Visited_20_Internet_20_Link"><text:span text:style-name="T34">sqlitetutorial.net/sqlite-date</text:span></text:a> <text:span text:style-name="T34">sobre uso de real como data</text:span><text:span text:style-name="T33">)</text:span></text:p>
          </table:table-cell>
        </table:table-row>
        <table:table-row table:style-name="TableLine93931814164560">
          <table:table-cell table:style-name="Tabela1.A2" office:value-type="string">
            <text:p text:style-name="P17">Entrega máxima</text:p>
          </table:table-cell>
          <table:table-cell table:style-name="Tabela1.A2" office:value-type="string">
            <text:p text:style-name="P38">Real (data e hora)</text:p>
          </table:table-cell>
          <table:table-cell table:style-name="Tabela1.C2" office:value-type="string">
            <text:p text:style-name="P18">Hora máxima de devolução</text:p>
          </table:table-cell>
        </table:table-row>
        <table:table-row table:style-name="TableLine93931814165536">
          <table:table-cell table:style-name="Tabela1.A2" office:value-type="string">
            <text:p text:style-name="P23">Preço do empréstimo</text:p>
          </table:table-cell>
          <table:table-cell table:style-name="Tabela1.A2" office:value-type="string">
            <text:p text:style-name="P28">Real</text:p>
          </table:table-cell>
          <table:table-cell table:style-name="Tabela1.C2" office:value-type="string">
            <text:p text:style-name="P28">Preço a ser pago pelo empréstimo, calculado pelo tempo pedido e pela distância percorrida</text:p>
          </table:table-cell>
        </table:table-row>
      </table:table>
      <text:p text:style-name="P4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3931814071392">
          <table:table-cell table:style-name="Tabela5.A1" table:number-columns-spanned="3" office:value-type="string">
            <text:p text:style-name="P15">Tabela <text:span text:style-name="T29">2</text:span>: <text:span text:style-name="T11">Usuários</text:span></text:p>
          </table:table-cell>
          <table:covered-table-cell/>
          <table:covered-table-cell/>
        </table:table-row>
        <table:table-row table:style-name="TableLine93931814209040">
          <table:table-cell table:style-name="Tabela5.A2" office:value-type="string">
            <text:p text:style-name="P9">Campos do banco de dados do servidor:</text:p>
          </table:table-cell>
          <table:table-cell table:style-name="Tabela5.A2" office:value-type="string">
            <text:p text:style-name="P12">Tipo de dado</text:p>
          </table:table-cell>
          <table:table-cell table:style-name="Tabela5.C2" office:value-type="string">
            <text:p text:style-name="P12">Explicações e comentários sobre o campo</text:p>
          </table:table-cell>
        </table:table-row>
        <table:table-row table:style-name="TableLine93931814210784">
          <table:table-cell table:style-name="Tabela5.A2" office:value-type="string">
            <text:p text:style-name="P29">CPF</text:p>
          </table:table-cell>
          <table:table-cell table:style-name="Tabela5.A2" office:value-type="string">
            <text:p text:style-name="P6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29">Documento CPF da pessoa (idenfificador único <text:span text:style-name="T13">da pessoa; </text:span>não verificado nos testes)</text:p>
          </table:table-cell>
        </table:table-row>
        <table:table-row table:style-name="TableLine93931814211488">
          <table:table-cell table:style-name="Tabela5.A2" office:value-type="string">
            <text:p text:style-name="P30">Senha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30">Senha para a pessoa acessar o sistema (futuro: criptografar elas no banco de dados)</text:p>
          </table:table-cell>
        </table:table-row>
        <table:table-row table:style-name="TableLine93931814212304">
          <table:table-cell table:style-name="Tabela5.A2" office:value-type="string">
            <text:p text:style-name="P29">Nome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9">Nome completo da pessoa, com acentos, e sem qualquer abreviação</text:p>
          </table:table-cell>
        </table:table-row>
        <table:table-row table:style-name="TableLine93931814213120">
          <table:table-cell table:style-name="Tabela5.A2" office:value-type="string">
            <text:p text:style-name="P31">logradour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5">Nome completo e não abreviado da rua, avenida, <text:span text:style-name="T11">praça </text:span><text:span text:style-name="T37">ou o que for, </text:span><text:span text:style-name="T11">onde fica a </text:span>estação</text:p>
          </table:table-cell>
        </table:table-row>
        <table:table-row table:style-name="TableLine93931814213968">
          <table:table-cell table:style-name="Tabela5.A2" office:value-type="string">
            <text:p text:style-name="P25">Número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25">Número do imóvel da estação</text:p>
          </table:table-cell>
        </table:table-row>
        <table:table-row table:style-name="TableLine93931814215216">
          <table:table-cell table:style-name="Tabela5.A2" office:value-type="string">
            <text:p text:style-name="P25">Complement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5">Complemento para o número da estação, quando necessário. <text:span text:style-name="T29">T</text:span>em tamanho suficiente para escrever <text:span text:style-name="T29">sem abreviações confusas</text:span></text:p>
          </table:table-cell>
        </table:table-row>
        <table:table-row table:style-name="TableLine93931814216192">
          <table:table-cell table:style-name="Tabela5.A2" office:value-type="string">
            <text:p text:style-name="P25">Bairr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5">Nome do bairro onde fica a estação</text:p>
          </table:table-cell>
        </table:table-row>
        <table:table-row table:style-name="TableLine93931814217088">
          <table:table-cell table:style-name="Tabela5.A2" office:value-type="string">
            <text:p text:style-name="P25">CEP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25">Número do CEP da estação</text:p>
          </table:table-cell>
        </table:table-row>
        <table:table-row table:style-name="TableLine93931814218064">
          <table:table-cell table:style-name="Tabela5.A2" office:value-type="string">
            <text:p text:style-name="P25">Cidade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5">Nome da cidade da estação</text:p>
          </table:table-cell>
        </table:table-row>
        <table:table-row table:style-name="TableLine93931814219040">
          <table:table-cell table:style-name="Tabela5.A2" office:value-type="string">
            <text:p text:style-name="P25">Estado</text:p>
          </table:table-cell>
          <table:table-cell table:style-name="Tabela5.A2" office:value-type="string">
            <text:p text:style-name="P43">Texto</text:p>
          </table:table-cell>
          <table:table-cell table:style-name="Tabela5.C2" office:value-type="string">
            <text:p text:style-name="P25">Nome do estado da estação no país</text:p>
          </table:table-cell>
        </table:table-row>
        <table:table-row table:style-name="TableLine93931814214752">
          <table:table-cell table:style-name="Tabela5.A2" office:value-type="string">
            <text:p text:style-name="P32">Cartão de crédito #1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32">Número do cartão de crédito <text:span text:style-name="T12">#1</text:span></text:p>
          </table:table-cell>
        </table:table-row>
        <table:table-row table:style-name="TableLine93931814220720">
          <table:table-cell table:style-name="Tabela5.A2" office:value-type="string">
            <text:p text:style-name="P32">Bandeira do cartão #1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33">Master Card = 0; <text:span text:style-name="T12">Super Card = 1; etc.</text:span></text:p>
          </table:table-cell>
        </table:table-row>
        <table:table-row table:style-name="TableLine93931814221696">
          <table:table-cell table:style-name="Tabela5.A2" office:value-type="string">
            <text:p text:style-name="P34">Agência #1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34">Número da agência da conta bancária #1</text:p>
          </table:table-cell>
        </table:table-row>
        <table:table-row table:style-name="TableLine93931814222672">
          <table:table-cell table:style-name="Tabela5.A2" office:value-type="string">
            <text:p text:style-name="P34">Operação da conta #1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34">Operação bancária da conta #1</text:p>
          </table:table-cell>
        </table:table-row>
        <table:table-row table:style-name="TableLine93931814223648">
          <table:table-cell table:style-name="Tabela5.A2" office:value-type="string">
            <text:p text:style-name="P34"><text:span text:style-name="T38">Número da conta </text:span>#1</text:p>
          </table:table-cell>
          <table:table-cell table:style-name="Tabela5.A2" office:value-type="string">
            <text:p text:style-name="P44">Inteiro <text:span text:style-name="T39">(</text:span><text:span text:style-name="T8">natural</text:span><text:span text:style-name="T39">)</text:span></text:p>
          </table:table-cell>
          <table:table-cell table:style-name="Tabela5.C2" office:value-type="string">
            <text:p text:style-name="P34">Número da conta corrente ou poupança #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3931814205680">
          <table:table-cell table:style-name="Tabela2.A1" table:number-columns-spanned="3" office:value-type="string">
            <text:p text:style-name="P14">Tabela <text:span text:style-name="T27">3</text:span>: <text:span text:style-name="T4">Estações</text:span></text:p>
          </table:table-cell>
          <table:covered-table-cell/>
          <table:covered-table-cell/>
        </table:table-row>
        <table:table-row table:style-name="TableLine93931814263296">
          <table:table-cell table:style-name="Tabela2.A2" office:value-type="string">
            <text:p text:style-name="P8">Campos do banco de dados do servidor:</text:p>
          </table:table-cell>
          <table:table-cell table:style-name="Tabela2.A2" office:value-type="string">
            <text:p text:style-name="P11">Tipo de dado</text:p>
          </table:table-cell>
          <table:table-cell table:style-name="Tabela2.C2" office:value-type="string">
            <text:p text:style-name="P11">Explicações e comentários sobre o campo</text:p>
          </table:table-cell>
        </table:table-row>
        <table:table-row table:style-name="TableLine93931814264848">
          <table:table-cell table:style-name="Tabela2.A2" office:value-type="string">
            <text:p text:style-name="P20">Número da estação</text:p>
          </table:table-cell>
          <table:table-cell table:style-name="Tabela2.A2" office:value-type="string">
            <text:p text:style-name="P45">Inteiro <text:span text:style-name="T39">(</text:span><text:span text:style-name="T8">natural</text:span><text:span text:style-name="T39">)</text:span></text:p>
          </table:table-cell>
          <table:table-cell table:style-name="Tabela2.C2" office:value-type="string">
            <text:p text:style-name="P4">Identificador único da <text:span text:style-name="T4">estação</text:span></text:p>
          </table:table-cell>
        </table:table-row>
        <table:table-row table:style-name="TableLine93931814265552">
          <table:table-cell table:style-name="Tabela2.A2" office:value-type="string">
            <text:p text:style-name="P21">Capacidade</text:p>
          </table:table-cell>
          <table:table-cell table:style-name="Tabela2.A2" office:value-type="string">
            <text:p text:style-name="P45">Inteiro <text:span text:style-name="T39">(</text:span><text:span text:style-name="T8">natural</text:span><text:span text:style-name="T39">)</text:span></text:p>
          </table:table-cell>
          <table:table-cell table:style-name="Tabela2.C2" office:value-type="string">
            <text:p text:style-name="P21">Número máximo de bicicletas guardadas na estação</text:p>
          </table:table-cell>
        </table:table-row>
        <table:table-row table:style-name="TableLine93931814266368">
          <table:table-cell table:style-name="Tabela2.A2" office:value-type="string">
            <text:p text:style-name="P21">Vagas</text:p>
          </table:table-cell>
          <table:table-cell table:style-name="Tabela2.A2" office:value-type="string">
            <text:p text:style-name="P45">Inteiro <text:span text:style-name="T39">(</text:span><text:span text:style-name="T8">natural</text:span><text:span text:style-name="T39">)</text:span></text:p>
          </table:table-cell>
          <table:table-cell table:style-name="Tabela2.C2" office:value-type="string">
            <text:p text:style-name="P21">Quantas vagas estão disponíveis no momento → <text:span text:style-name="T6">a partir do momento em que uma bicicleta é alugada para ser devolvida em uma estação N, esta estação fica com uma vaga ocupada até que ela seja devolvida</text:span></text:p>
          </table:table-cell>
        </table:table-row>
        <table:table-row table:style-name="TableLine93931814267184">
          <table:table-cell table:style-name="Tabela2.A2" office:value-type="string">
            <text:p text:style-name="P22">Chegada de bicicleta</text:p>
          </table:table-cell>
          <table:table-cell table:style-name="Tabela2.A2" office:value-type="string">
            <text:p text:style-name="P39">Real (data e hora)</text:p>
          </table:table-cell>
          <table:table-cell table:style-name="Tabela2.C2" office:value-type="string">
            <text:p text:style-name="P22">Horário máximo em que uma bicicleta deve chegar à estação <text:span text:style-name="T10">de destino </text:span>(suponho a estação vazia, e uma pessoa querendo esperar uma <text:span text:style-name="T7">bicicleta chegar</text:span>)</text:p>
          </table:table-cell>
        </table:table-row>
        <table:table-row table:style-name="TableLine93931814267952">
          <table:table-cell table:style-name="Tabela2.A2" office:value-type="string">
            <text:p text:style-name="P40">Logradour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6">Nome completo e não abreviado da rua, avenida <text:span text:style-name="T11">ou praça </text:span><text:span text:style-name="T36">(ou o que seja) </text:span><text:span text:style-name="T11">onde fica a </text:span>estação</text:p>
          </table:table-cell>
        </table:table-row>
        <table:table-row table:style-name="TableLine93931814269120">
          <table:table-cell table:style-name="Tabela2.A2" office:value-type="string">
            <text:p text:style-name="P24">Número</text:p>
          </table:table-cell>
          <table:table-cell table:style-name="Tabela2.A2" office:value-type="string">
            <text:p text:style-name="P45">Inteiro <text:span text:style-name="T39">(</text:span><text:span text:style-name="T8">natural</text:span><text:span text:style-name="T39">)</text:span></text:p>
          </table:table-cell>
          <table:table-cell table:style-name="Tabela2.C2" office:value-type="string">
            <text:p text:style-name="P24">Número do imóvel da estação</text:p>
          </table:table-cell>
        </table:table-row>
        <table:table-row table:style-name="TableLine93931814270096">
          <table:table-cell table:style-name="Tabela2.A2" office:value-type="string">
            <text:p text:style-name="P24">Complement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4">Complemento para o número da estação, quando necessário. Pode ter letras, e tem tamanho suficiente para escrever qualquer coisa</text:p>
          </table:table-cell>
        </table:table-row>
        <table:table-row table:style-name="TableLine93931814270992">
          <table:table-cell table:style-name="Tabela2.A2" office:value-type="string">
            <text:p text:style-name="P24">Bairr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4">Nome do bairro onde fica a estação</text:p>
          </table:table-cell>
        </table:table-row>
        <table:table-row table:style-name="TableLine93931814271968">
          <table:table-cell table:style-name="Tabela2.A2" office:value-type="string">
            <text:p text:style-name="P24">CEP</text:p>
          </table:table-cell>
          <table:table-cell table:style-name="Tabela2.A2" office:value-type="string">
            <text:p text:style-name="P45">Inteiro <text:span text:style-name="T39">(</text:span><text:span text:style-name="T8">natural</text:span><text:span text:style-name="T39">)</text:span></text:p>
          </table:table-cell>
          <table:table-cell table:style-name="Tabela2.C2" office:value-type="string">
            <text:p text:style-name="P24">Número do CEP da estação</text:p>
          </table:table-cell>
        </table:table-row>
        <table:table-row table:style-name="TableLine93931814272944">
          <table:table-cell table:style-name="Tabela2.A2" office:value-type="string">
            <text:p text:style-name="P24">Cidade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4">Nome da cidade da estação</text:p>
          </table:table-cell>
        </table:table-row>
        <table:table-row table:style-name="TableLine93931814268656">
          <table:table-cell table:style-name="Tabela2.A2" office:value-type="string">
            <text:p text:style-name="P24">Estado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4">Nome do estado da estação no país</text:p>
          </table:table-cell>
        </table:table-row>
        <table:table-row table:style-name="TableLine93931814274624">
          <table:table-cell table:style-name="Tabela2.A2" office:value-type="string">
            <text:p text:style-name="P27">Referência 1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7">Explicação #1 de referência para se chegar à estação</text:p>
          </table:table-cell>
        </table:table-row>
        <table:table-row table:style-name="TableLine93931814275600">
          <table:table-cell table:style-name="Tabela2.A2" office:value-type="string">
            <text:p text:style-name="P27">Referência 2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7">Explicação #2 de referência para se chegar à estação</text:p>
          </table:table-cell>
        </table:table-row>
        <table:table-row table:style-name="TableLine93931814276576">
          <table:table-cell table:style-name="Tabela2.A2" office:value-type="string">
            <text:p text:style-name="P27">Referência 3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7">Explicação #3 de referência para se chegar à estação</text:p>
          </table:table-cell>
        </table:table-row>
        <table:table-row table:style-name="Tabela2.17">
          <table:table-cell table:style-name="Tabela2.A2" office:value-type="string">
            <text:p text:style-name="P27">Referência <text:span text:style-name="T9">4</text:span></text:p>
          </table:table-cell>
          <table:table-cell table:style-name="Tabela2.A2" office:value-type="string">
            <text:p text:style-name="P46">Texto</text:p>
          </table:table-cell>
          <table:table-cell table:style-name="Tabela2.C2" office:value-type="string">
            <text:p text:style-name="P27">Explicação #<text:span text:style-name="T9">4</text:span> de referência para se chegar à estação</text:p>
          </table:table-cell>
        </table:table-row>
      </table:table>
      <text:p text:style-name="P2"/>
      <text:section text:style-name="Sect1" text:name="Seção1">
        <text:p text:style-name="P41"><text:span text:style-name="T30"><text:tab/>A página inicial do sistema é uma página de acesso, pedindo CPF/identificador e senha. Após acessar, </text:span><text:span text:style-name="T14">é mostrado para a pessoa </text:span><text:span text:style-name="T15">uma tela </text:span><text:span text:style-name="T16">pra ela fazer o empréstimo da bicicleta. A estação de partida é onde ela está. E ela informa: estação de devolução; </text:span><text:span text:style-name="T17">hora da devolução. </text:span><text:span text:style-name="T18">Após a pessoa ter informado isto, o valor que ela deve pagar é calculado e mostrado. </text:span><text:span text:style-name="T19">A hora</text:span><text:span text:style-name="T18"> </text:span><text:span text:style-name="T19">de empréstimo é registrada neste instante. </text:span><text:span text:style-name="T18">Feito o pagamento, a bicicleta é liberada. <text:s text:c="114"/></text:span></text:p>
        <text:p text:style-name="P1"><text:tab/>Para fazer a devolução de uma bicicleta <text:span text:style-name="T20">na estação certa, e no horário determinado, a pessoa não precisa acessar </text:span><text:span text:style-name="T21">sua conta. Na página inicial também tem uma opção para devolver bicicleta. <text:s/></text:span><text:span text:style-name="T22">Confirmando que a bicicleta está funcionando perfeitamente, </text:span><text:span text:style-name="T23">como foi dada, acontece o </text:span><text:span text:style-name="T22">final da operação de empréstimo.</text:span></text:p>
        <text:p text:style-name="P1"><text:tab/><text:span text:style-name="T24">Quando a devolução é feita depois do horário escolhido, a pessoa deve pagar uma multa pelo atraso. A multa é calculada fazendo a conta de um empréstimo extra até aquele horário, tendo o valor </text:span><text:span text:style-name="T25">de hora dobrado.</text:span></text:p>
        <text:p text:style-name="P1"><text:tab/><text:span text:style-name="T25">Se a devolução for feita em uma estação diferente da escolhida, a pessoa paga uma multa</text:span><text:span text:style-name="T26">.</text:span></text:p>
        <text:section text:style-name="Sect2" text:name="Seção2">
          <text:p text:style-name="P47"/>
        </text:section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1:19.761241327</meta:creation-date>
    <dc:date>2022-06-25T00:50:47.611286857</dc:date>
    <meta:editing-duration>PT11H27M43S</meta:editing-duration>
    <meta:editing-cycles>14</meta:editing-cycles>
    <meta:generator>LibreOffice/7.0.4.2$Linux_X86_64 LibreOffice_project/00$Build-2</meta:generator>
    <meta:document-statistic meta:table-count="3" meta:image-count="0" meta:object-count="0" meta:page-count="2" meta:paragraph-count="127" meta:word-count="743" meta:character-count="4481" meta:non-whitespace-character-count="3745"/>
  </office:meta>
</office:document-meta>
</file>